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1" fo:language="en" fo:country="US" officeooo:rsid="0014cf1d" officeooo:paragraph-rsid="0014cf1d"/>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1" fo:language="en" fo:country="US" officeooo:rsid="0014cf1d" officeooo:paragraph-rsid="0014cf1d"/>
    </style:style>
    <style:style style:name="P3"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1" fo:language="en" fo:country="US" fo:font-style="italic" officeooo:rsid="0014cf1d" officeooo:paragraph-rsid="0014cf1d"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lse Teaching - Mark 8: 14-21</text:p>
      <text:p text:style-name="P3">Now they had forgotten to bring bread, and they had only one loaf with them in the boat. And he cautioned them, saying, “Watch out; beware of the leaven of the Pharisees and the leaven of Herod.” And they began discussing with one another the fact that they had no bread. And Jesus, aware of this, said to them, “Why are you discussing the fact that you have no bread? Do you not yet perceive or understand? Are your hearts hardened?</text:p>
      <text:p text:style-name="P2">In this world there are many false teachers. I know this goes without saying, but it is true none the less. It is our job as true believers in Jesus Christ to call our these false teachers and make sure the masses know that what they are preaching is contrary to the Word of God. This is definitely not something new as as far back as early in the Old Testament false teachers were everywhere and when Jesus came on to the scene He called them out!</text:p>
      <text:p text:style-name="P2">Many of us in this room can spot a false teacher. They generally preach health, wealth and prosperity. What about the not to obvious false teachers? How do we differentiate between what is true and what is false? Most of these teachers will preach something in context and in the same breath go completely out of context, making it seem like they are preaching the true Gospel. <text:s/>The answer to these questions is simple, know your Bible. Saturate yourselves in the Word of God so you know when the truth is preached and when it is not.</text:p>
      <text:p text:style-name="P2">Many in our area preach a false message. They will tell you Jesus got you started and you, with your works, will have to finish your own salvation. This is very false and it lies in Catholic doctrine that has flooded Reformed Christianity over the centuries. The truth is we had nothing to do with Salvation and we can not do anything to “keep” it. Works based Salvation never works as we are not perfect and cannot complete even the most menial of tasks without the help of Jesus Christ. </text:p>
      <text:p text:style-name="P2">Remember the week to saturate yourselves in the Word of God. Study the Word just don’t read it only. Understand it, because what could be more important in this life than the very words of God the Fath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2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18:09:26.180772764</meta:creation-date>
    <dc:title>default</dc:title>
    <meta:editing-duration>PT17M10S</meta:editing-duration>
    <meta:editing-cycles>2</meta:editing-cycles>
    <meta:generator>LibreOffice/7.4.1.1$Linux_X86_64 LibreOffice_project/40$Build-1</meta:generator>
    <dc:date>2022-10-29T18:26:35.482261434</dc:date>
    <meta:document-statistic meta:table-count="0" meta:image-count="0" meta:object-count="0" meta:page-count="1" meta:paragraph-count="6" meta:word-count="399" meta:character-count="2139" meta:non-whitespace-character-count="1743"/>
    <meta:template xlink:type="simple" xlink:actuate="onRequest" xlink:title="default" xlink:href="../../../../../../../home/pastorczo13/Templates/default.ott" meta:date="2022-10-29T18:09:25.306599983"/>
  </office:meta>
</office:document-meta>
</file>